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paragraph-rsid="00064c3c" style:font-size-asian="12pt" style:font-size-complex="12pt"/>
    </style:style>
    <style:style style:name="P2" style:family="paragraph" style:parent-style-name="Standard">
      <style:text-properties style:font-name="Times New Roman" fo:font-size="12pt" officeooo:rsid="00064c3c" officeooo:paragraph-rsid="00064c3c" style:font-size-asian="12pt" style:font-size-complex="12pt"/>
    </style:style>
    <style:style style:name="P3" style:family="paragraph" style:parent-style-name="Standard">
      <style:text-properties style:font-name="Times New Roman" fo:font-size="12pt" officeooo:paragraph-rsid="0007bc19" style:font-size-asian="12pt" style:font-size-complex="12pt"/>
    </style:style>
    <style:style style:name="P4" style:family="paragraph" style:parent-style-name="Standard">
      <style:text-properties style:font-name="Times New Roman" fo:font-size="12pt" officeooo:rsid="0007bc19" officeooo:paragraph-rsid="0007bc19" style:font-size-asian="12pt" style:font-size-complex="12pt"/>
    </style:style>
    <style:style style:name="P5" style:family="paragraph" style:parent-style-name="Standard">
      <style:text-properties style:font-name="Times New Roman" fo:font-size="12pt" officeooo:paragraph-rsid="0016019b" style:font-size-asian="12pt" style:font-size-complex="12pt"/>
    </style:style>
    <style:style style:name="P6" style:family="paragraph" style:parent-style-name="Standard">
      <style:text-properties style:font-name="Times New Roman" fo:font-size="12pt" officeooo:paragraph-rsid="0017e82f" style:font-size-asian="12pt" style:font-size-complex="12pt"/>
    </style:style>
    <style:style style:name="P7" style:family="paragraph" style:parent-style-name="Standard">
      <style:text-properties style:font-name="Times New Roman" fo:font-size="12pt" officeooo:rsid="0017e82f" officeooo:paragraph-rsid="0017e82f" style:font-size-asian="12pt" style:font-size-complex="12pt"/>
    </style:style>
    <style:style style:name="P8" style:family="paragraph" style:parent-style-name="Standard">
      <style:text-properties style:font-name="Times New Roman" fo:font-size="12pt" officeooo:paragraph-rsid="001bf006" style:font-size-asian="12pt" style:font-size-complex="12pt"/>
    </style:style>
    <style:style style:name="P9" style:family="paragraph" style:parent-style-name="Standard">
      <style:text-properties style:font-name="Times New Roman" fo:font-size="12pt" officeooo:rsid="001bf006" officeooo:paragraph-rsid="001bf006" style:font-size-asian="12pt" style:font-size-complex="12pt"/>
    </style:style>
    <style:style style:name="P10" style:family="paragraph" style:parent-style-name="Standard">
      <style:text-properties style:font-name="Times New Roman" fo:font-size="12pt" officeooo:paragraph-rsid="001e6005" style:font-size-asian="12pt" style:font-size-complex="12pt"/>
    </style:style>
    <style:style style:name="P11" style:family="paragraph" style:parent-style-name="Standard">
      <style:text-properties style:font-name="Times New Roman" fo:font-size="12pt" officeooo:paragraph-rsid="001f58ad" style:font-size-asian="12pt" style:font-size-complex="12pt"/>
    </style:style>
    <style:style style:name="P12" style:family="paragraph" style:parent-style-name="Standard">
      <style:text-properties style:font-name="Times New Roman" fo:font-size="12pt" officeooo:paragraph-rsid="00210968" style:font-size-asian="12pt" style:font-size-complex="12pt"/>
    </style:style>
    <style:style style:name="P13" style:family="paragraph" style:parent-style-name="Standard">
      <style:text-properties style:font-name="Times New Roman" fo:font-size="12pt" officeooo:rsid="001e6005" officeooo:paragraph-rsid="001e6005" style:font-size-asian="12pt" style:font-size-complex="12pt"/>
    </style:style>
    <style:style style:name="P14" style:family="paragraph" style:parent-style-name="Standard">
      <style:text-properties style:font-name="Times New Roman" fo:font-size="12pt" officeooo:paragraph-rsid="0025e718" style:font-size-asian="12pt" style:font-size-complex="12pt"/>
    </style:style>
    <style:style style:name="P15" style:family="paragraph" style:parent-style-name="Standard">
      <style:text-properties style:font-name="Times New Roman" fo:font-size="12pt" officeooo:rsid="0025e718" officeooo:paragraph-rsid="0025e718" style:font-size-asian="12pt" style:font-size-complex="12pt"/>
    </style:style>
    <style:style style:name="P16" style:family="paragraph" style:parent-style-name="Standard">
      <style:text-properties style:font-name="Times New Roman" fo:font-size="12pt" officeooo:paragraph-rsid="0027c648" style:font-size-asian="12pt" style:font-size-complex="12pt"/>
    </style:style>
    <style:style style:name="P17" style:family="paragraph" style:parent-style-name="Standard">
      <style:text-properties style:font-name="Times New Roman" fo:font-size="12pt" officeooo:paragraph-rsid="0028678f" style:font-size-asian="12pt" style:font-size-complex="12pt"/>
    </style:style>
    <style:style style:name="P18" style:family="paragraph" style:parent-style-name="Standard">
      <style:text-properties style:font-name="Times New Roman" fo:font-size="12pt" officeooo:rsid="0028678f" officeooo:paragraph-rsid="0028678f" style:font-size-asian="12pt" style:font-size-complex="12pt"/>
    </style:style>
    <style:style style:name="P19" style:family="paragraph" style:parent-style-name="Standard">
      <style:text-properties style:font-name="Times New Roman" fo:font-size="12pt" officeooo:paragraph-rsid="0031af32" style:font-size-asian="12pt" style:font-size-complex="12pt"/>
    </style:style>
    <style:style style:name="P20" style:family="paragraph" style:parent-style-name="Standard">
      <style:paragraph-properties style:writing-mode="lr-tb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style:writing-mode="lr-tb"/>
      <style:text-properties style:font-name="Times New Roman" fo:font-size="12pt" officeooo:rsid="00096522" officeooo:paragraph-rsid="00096522" style:font-size-asian="12pt" style:font-size-complex="12pt"/>
    </style:style>
    <style:style style:name="P22" style:family="paragraph" style:parent-style-name="Standard">
      <style:paragraph-properties style:writing-mode="lr-tb"/>
      <style:text-properties style:font-name="Times New Roman" fo:font-size="12pt" officeooo:paragraph-rsid="00096522" style:font-size-asian="12pt" style:font-size-complex="12pt"/>
    </style:style>
    <style:style style:name="P23" style:family="paragraph" style:parent-style-name="Standard">
      <style:paragraph-properties style:writing-mode="lr-tb"/>
      <style:text-properties style:font-name="Times New Roman" fo:font-size="12pt" officeooo:paragraph-rsid="000a0fa2" style:font-size-asian="12pt" style:font-size-complex="12pt"/>
    </style:style>
    <style:style style:name="P24" style:family="paragraph" style:parent-style-name="Standard">
      <style:paragraph-properties style:writing-mode="lr-tb"/>
      <style:text-properties style:font-name="Times New Roman" fo:font-size="12pt" officeooo:rsid="000bce82" officeooo:paragraph-rsid="000bce82" style:font-size-asian="12pt" style:font-size-complex="12pt"/>
    </style:style>
    <style:style style:name="P25" style:family="paragraph" style:parent-style-name="Standard">
      <style:paragraph-properties style:writing-mode="lr-tb"/>
      <style:text-properties style:font-name="Times New Roman" fo:font-size="12pt" officeooo:paragraph-rsid="000bce82" style:font-size-asian="12pt" style:font-size-complex="12pt"/>
    </style:style>
    <style:style style:name="P26" style:family="paragraph" style:parent-style-name="Standard">
      <style:paragraph-properties style:writing-mode="lr-tb"/>
      <style:text-properties style:font-name="Times New Roman" fo:font-size="12pt" officeooo:paragraph-rsid="000f0e11" style:font-size-asian="12pt" style:font-size-complex="12pt"/>
    </style:style>
    <style:style style:name="P27" style:family="paragraph" style:parent-style-name="Standard">
      <style:paragraph-properties style:writing-mode="lr-tb"/>
      <style:text-properties style:font-name="Times New Roman" fo:font-size="12pt" officeooo:paragraph-rsid="001202fa" style:font-size-asian="12pt" style:font-size-complex="12pt"/>
    </style:style>
    <style:style style:name="P28" style:family="paragraph" style:parent-style-name="Standard">
      <style:paragraph-properties style:writing-mode="lr-tb"/>
      <style:text-properties style:font-name="Times New Roman" fo:font-size="12pt" officeooo:rsid="001202fa" officeooo:paragraph-rsid="001202fa" style:font-size-asian="12pt" style:font-size-complex="12pt"/>
    </style:style>
    <style:style style:name="P29" style:family="paragraph" style:parent-style-name="Standard">
      <style:paragraph-properties style:writing-mode="lr-tb"/>
      <style:text-properties style:font-name="Times New Roman" fo:font-size="12pt" officeooo:paragraph-rsid="0012caf6" style:font-size-asian="12pt" style:font-size-complex="12pt"/>
    </style:style>
    <style:style style:name="P30" style:family="paragraph" style:parent-style-name="Standard">
      <style:paragraph-properties style:writing-mode="lr-tb"/>
      <style:text-properties style:font-name="Times New Roman" fo:font-size="12pt" officeooo:rsid="0012caf6" officeooo:paragraph-rsid="0012caf6" style:font-size-asian="12pt" style:font-size-complex="12pt"/>
    </style:style>
    <style:style style:name="P31" style:family="paragraph" style:parent-style-name="Standard">
      <style:paragraph-properties style:writing-mode="lr-tb"/>
      <style:text-properties style:font-name="Times New Roman" fo:font-size="12pt" officeooo:paragraph-rsid="0013d79c" style:font-size-asian="12pt" style:font-size-complex="12pt"/>
    </style:style>
    <style:style style:name="P32" style:family="paragraph" style:parent-style-name="Standard">
      <style:paragraph-properties style:writing-mode="lr-tb"/>
      <style:text-properties style:font-name="Times New Roman" fo:font-size="12pt" officeooo:paragraph-rsid="0016019b" style:font-size-asian="12pt" style:font-size-complex="12pt"/>
    </style:style>
    <style:style style:name="P33" style:family="paragraph" style:parent-style-name="Standard">
      <style:paragraph-properties style:writing-mode="lr-tb"/>
      <style:text-properties style:font-name="Times New Roman" fo:font-size="12pt" officeooo:paragraph-rsid="00164470" style:font-size-asian="12pt" style:font-size-complex="12pt"/>
    </style:style>
    <style:style style:name="P34" style:family="paragraph" style:parent-style-name="Standard">
      <style:paragraph-properties style:writing-mode="lr-tb"/>
      <style:text-properties style:font-name="Times New Roman" fo:font-size="12pt" officeooo:rsid="0016019b" officeooo:paragraph-rsid="0016019b" style:font-size-asian="12pt" style:font-size-complex="12pt"/>
    </style:style>
    <style:style style:name="P35" style:family="paragraph" style:parent-style-name="Standard">
      <style:paragraph-properties style:writing-mode="lr-tb"/>
      <style:text-properties style:font-name="Times New Roman" fo:font-size="12pt" officeooo:paragraph-rsid="0022205c" style:font-size-asian="12pt" style:font-size-complex="12pt"/>
    </style:style>
    <style:style style:name="P36" style:family="paragraph" style:parent-style-name="Standard">
      <style:paragraph-properties style:writing-mode="lr-tb"/>
      <style:text-properties style:font-name="Times New Roman" fo:font-size="12pt" officeooo:rsid="001f58ad" officeooo:paragraph-rsid="0022205c" style:font-size-asian="12pt" style:font-size-complex="12pt"/>
    </style:style>
    <style:style style:name="P37" style:family="paragraph" style:parent-style-name="Standard">
      <style:paragraph-properties style:writing-mode="lr-tb"/>
      <style:text-properties style:font-name="Times New Roman" fo:font-size="12pt" officeooo:paragraph-rsid="002537ac" style:font-size-asian="12pt" style:font-size-complex="12pt"/>
    </style:style>
    <style:style style:name="P38" style:family="paragraph" style:parent-style-name="Standard">
      <style:paragraph-properties style:writing-mode="lr-tb"/>
      <style:text-properties style:font-name="Times New Roman" fo:font-size="12pt" officeooo:paragraph-rsid="002a205d" style:font-size-asian="12pt" style:font-size-complex="12pt"/>
    </style:style>
    <style:style style:name="P39" style:family="paragraph" style:parent-style-name="Standard">
      <style:paragraph-properties style:writing-mode="lr-tb"/>
      <style:text-properties style:font-name="Times New Roman" fo:font-size="12pt" officeooo:paragraph-rsid="002d050b" style:font-size-asian="12pt" style:font-size-complex="12pt"/>
    </style:style>
    <style:style style:name="P40" style:family="paragraph" style:parent-style-name="Standard">
      <style:paragraph-properties style:writing-mode="lr-tb"/>
      <style:text-properties style:font-name="Times New Roman" fo:font-size="12pt" officeooo:paragraph-rsid="0031dd32" style:font-size-asian="12pt" style:font-size-complex="12pt"/>
    </style:style>
    <style:style style:name="P41" style:family="paragraph" style:parent-style-name="Standard">
      <style:paragraph-properties style:writing-mode="lr-tb"/>
      <style:text-properties style:font-name="Times New Roman" fo:font-size="12pt" officeooo:paragraph-rsid="00330856" style:font-size-asian="12pt" style:font-size-complex="12pt"/>
    </style:style>
    <style:style style:name="P42" style:family="paragraph" style:parent-style-name="Standard">
      <style:paragraph-properties style:writing-mode="lr-tb"/>
      <style:text-properties style:font-name="Times New Roman" fo:font-size="12pt" officeooo:rsid="00330856" officeooo:paragraph-rsid="00330856" style:font-size-asian="12pt" style:font-size-complex="12pt"/>
    </style:style>
    <style:style style:name="P43" style:family="paragraph" style:parent-style-name="Standard">
      <style:paragraph-properties style:writing-mode="lr-tb"/>
      <style:text-properties style:font-name="Times New Roman" fo:font-size="12pt" officeooo:paragraph-rsid="00393b6f" style:font-size-asian="12pt" style:font-size-complex="12pt"/>
    </style:style>
    <style:style style:name="P44" style:family="paragraph" style:parent-style-name="Standard">
      <style:paragraph-properties style:writing-mode="lr-tb"/>
      <style:text-properties style:font-name="Times New Roman" fo:font-size="12pt" style:text-underline-style="solid" style:text-underline-type="double" style:text-underline-width="auto" style:text-underline-color="font-color" officeooo:paragraph-rsid="002a205d" style:font-size-asian="12pt" style:font-size-complex="12pt"/>
    </style:style>
    <style:style style:name="T1" style:family="text">
      <style:text-properties officeooo:rsid="00064c3c"/>
    </style:style>
    <style:style style:name="T2" style:family="text">
      <style:text-properties officeooo:rsid="0007bc19"/>
    </style:style>
    <style:style style:name="T3" style:family="text">
      <style:text-properties officeooo:rsid="00096522"/>
    </style:style>
    <style:style style:name="T4" style:family="text">
      <style:text-properties officeooo:rsid="000a0fa2"/>
    </style:style>
    <style:style style:name="T5" style:family="text">
      <style:text-properties officeooo:rsid="000bce82"/>
    </style:style>
    <style:style style:name="T6" style:family="text">
      <style:text-properties officeooo:rsid="000f0e11"/>
    </style:style>
    <style:style style:name="T7" style:family="text">
      <style:text-properties officeooo:rsid="001202fa"/>
    </style:style>
    <style:style style:name="T8" style:family="text">
      <style:text-properties officeooo:rsid="0012caf6"/>
    </style:style>
    <style:style style:name="T9" style:family="text">
      <style:text-properties officeooo:rsid="0013d79c"/>
    </style:style>
    <style:style style:name="T10" style:family="text">
      <style:text-properties officeooo:rsid="0016019b"/>
    </style:style>
    <style:style style:name="T11" style:family="text">
      <style:text-properties officeooo:rsid="00164470"/>
    </style:style>
    <style:style style:name="T12" style:family="text">
      <style:text-properties officeooo:rsid="0017e82f"/>
    </style:style>
    <style:style style:name="T13" style:family="text">
      <style:text-properties officeooo:rsid="001bf006"/>
    </style:style>
    <style:style style:name="T14" style:family="text">
      <style:text-properties officeooo:rsid="001e6005"/>
    </style:style>
    <style:style style:name="T15" style:family="text">
      <style:text-properties officeooo:rsid="001f58ad"/>
    </style:style>
    <style:style style:name="T16" style:family="text">
      <style:text-properties officeooo:rsid="00210968"/>
    </style:style>
    <style:style style:name="T17" style:family="text">
      <style:text-properties officeooo:rsid="0022205c"/>
    </style:style>
    <style:style style:name="T18" style:family="text">
      <style:text-properties officeooo:rsid="002537ac"/>
    </style:style>
    <style:style style:name="T19" style:family="text">
      <style:text-properties officeooo:rsid="0025e718"/>
    </style:style>
    <style:style style:name="T20" style:family="text">
      <style:text-properties officeooo:rsid="0027c648"/>
    </style:style>
    <style:style style:name="T21" style:family="text">
      <style:text-properties officeooo:rsid="0028678f"/>
    </style:style>
    <style:style style:name="T22" style:family="text">
      <style:text-properties officeooo:rsid="002a205d"/>
    </style:style>
    <style:style style:name="T23" style:family="text">
      <style:text-properties officeooo:rsid="002b3db8"/>
    </style:style>
    <style:style style:name="T24" style:family="text">
      <style:text-properties officeooo:rsid="002d050b"/>
    </style:style>
    <style:style style:name="T25" style:family="text">
      <style:text-properties officeooo:rsid="0031af32"/>
    </style:style>
    <style:style style:name="T26" style:family="text">
      <style:text-properties officeooo:rsid="0031dd32"/>
    </style:style>
    <style:style style:name="T27" style:family="text">
      <style:text-properties officeooo:rsid="00330856"/>
    </style:style>
    <style:style style:name="T28" style:family="text">
      <style:text-properties officeooo:rsid="00393b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gina 84 <text:s/>“</text:span>passam a concentrar a produção baseada em alta tecnologia e intenso conhecimento cientifico, condicionadas pelos requisitos de escala de pesquisa e desenvolvimento tecnológico e de produção.”</text:p>
      <text:p text:style-name="P2"/>
      <text:p text:style-name="P3"><text:span text:style-name="T2">Pagina 85 “</text:span>Foi o que aconteceu com o transistor, e também com a chip, situados no centro da criação das tecnologias de memória eletrónica, do cálculo, da cognição,</text:p>
      <text:p text:style-name="P20">do controle de operações e comunicação do conhecimento, da informação e de sua aplicação.”</text:p>
      <text:p text:style-name="P20"/>
      <text:p text:style-name="P22"><text:span text:style-name="T3">Pagina 85 “</text:span>A competència crucial pode vir a representar um passo importante na consolidação de monopólios e <text:s/>oligopólios cientificos, tecnológicos e de serviços, da mesma forma que a intensificação de várias "opacidades"...”</text:p>
      <text:p text:style-name="P21"/>
      <text:p text:style-name="P23"><text:span text:style-name="T4">Pagina 86 “...</text:span>a excelência de uma CET será determinada pela capacidade de ganhar ou de manter a supremacia de saberes especializados que um mundo centrado em tecnobergs requer, aliada à</text:p>
      <text:p text:style-name="P20">capacitação técnica de produção e serviços irradiados a partir de uma matriz cientifica e de sua competência tecnológica,...”</text:p>
      <text:p text:style-name="P20"/>
      <text:p text:style-name="P25"><text:span text:style-name="T5">Pagina 86 “...</text:span>as CETs deverão possuir uma capacidade de aplicação multissetorial de suas potencialidades e saberes tecnológicos, e deverão ser capazes de integrar seus produtos-serviços como com ponentes essenciais da produção de outras CETs, enquanto pluritecnologia-seja <text:span text:style-name="T5">em </text:span>"familias" de produtos existentes ou em gestação, seja em clusters (amálgamas) resultantes dos vários entrecruzamentos tecnológicos.”</text:p>
      <text:p text:style-name="P24"/>
      <text:p text:style-name="P26"><text:span text:style-name="T6">Pagina 87 “</text:span>As CETs não dependem mais de um pacote tecnológico determinado, pois operam sobre uma matriz extremamente versátil de conhecimentos, de competências cruciais e saberes impressionantemente variados, necessariamente interativos.”</text:p>
      <text:p text:style-name="P26"/>
      <text:p text:style-name="P27"><text:span text:style-name="T7">Pagina 88 “</text:span>De fato, as CETs são capazes de embutir os seus trunfos e as suas descobertas nos processos de produção e nos produtos finais de grande número de sistemas controlados por outros agentes.”</text:p>
      <text:p text:style-name="P28"/>
      <text:p text:style-name="P29"><text:span text:style-name="T8">Pagina 88 “</text:span>A parte mais importante do corpo funcional das CETs é formada por estrategistas e pesquisadores, capazes de imaginar novidades, traduzir saberes e conhecimentos científicos em destrezas tec Boldgicas, em capacidade de produção e, fundamentalmente, em capacidade de introdução dos seus produtos conhecimento (incluindo aqui o software) e de seus instrumentos-conhecimento (incluinde o hardware) na cadeia de produção de "saber-destreza-produclo-produto" dos outros.”</text:p>
      <text:p text:style-name="P30"/>
      <text:p text:style-name="P31"><text:span text:style-name="T9">Pagina 89 “...</text:span>as CETs reconcentram e reposicionamem termos territoriais, hierárquicos e sentido societário – capital, tecnologia, recursos humanos, capacidade instalada, potencial e infra-estrutura na luta por mercados, na concorrência feroz por preços menores, na necessidade de agir em escala, com os requerimentos de inovação e da recapacitação cientifico-tecnológica, de otimização dos sistemas e da engenharia de produção, e dos mecanismos de comercialização, entre outros.”</text:p>
      <text:p text:style-name="P4"/>
      <text:p text:style-name="P5"><text:span text:style-name="T10">Pagina 90 “</text:span>Numa impressionante busca, acumulação e uso de conhecimenas CETs determinam, na realidade, a nova dinámica de situaples de emprego e desemprego-histórico, estrutural e cognitivo</text:p>
      <text:p text:style-name="P20">e de condições de emprego - salários reduzidos ou mantidos num nivel artificial por meio de congelamento ou de reajustes inadequados”</text:p>
      <text:p text:style-name="P20"/>
      <text:p text:style-name="P32"><text:span text:style-name="T10">Pagina 90 “</text:span> Passam da economia nacional, internacional emultinacional da década de 70 à tecnonomia multinacional da década de 80 e aos primeiros esforços geonômicos e gnoseonômicosde base nacional As CETs,...”</text:p>
      <text:p text:style-name="P32"><text:soft-page-break/><text:span text:style-name="T10"><text:s/>Pagina 91 “</text:span>as empresas multinacionais reestruturaram-se como corporações produtoras de conhecimento tangiel-embutido nos produtos, nas patentes, nos procedimentos escritos e no como dos livros, manuais, e relatórios de pesquisa -, e intangivel-expresso na cultura empresarial, na experiência e habilidade de funcionários, nas redes informais de pessoas e nas sinergias dos grupos internos.”</text:p>
      <text:p text:style-name="P32"/>
      <text:p text:style-name="P32"/>
      <text:p text:style-name="P33"><text:span text:style-name="T11">Pagina 92 “...</text:span>buscando responder a supostos interesses nacionais e à preservação da soberania, apesar das dificuldades para identificar uma territorialidade especica (legal económica ou tecnológica) devido <text:span text:style-name="T11">a</text:span>s intensas formas de inter relação e integração que ocorrem entre</text:p>
      <text:p text:style-name="P20">empresas, infraestruturas e regras nas várias fases da concepção,produção, distribuição e consumo de bens e serviços.”</text:p>
      <text:p text:style-name="P34"/>
      <text:p text:style-name="P6"><text:span text:style-name="T12">Pagina 92 “</text:span>Este inovador sistema de produção research intensive (de intensa pesquisal é potencializado por ações corporativas que superam o alcance nacional e intra-setorial, (re)concentrando e reposicionando capital, conhecimento e aplicação tecnológica, recursos humanos e infraestrutura.”</text:p>
      <text:p text:style-name="P7"/>
      <text:p text:style-name="P8"><text:span text:style-name="T13">Pagina 93 “</text:span>Com o advento da revolução tele-info-opto-nano-bio-computronica satelital, no cerne dos tecnobergs, as corporações até então localizadas em função de uma racionalidade bipolar (doméstico-multidoméstico, local-multinacional) de instalação das indústrias e dos serviços passam a ser globalizadas,...”</text:p>
      <text:p text:style-name="P9"/>
      <text:p text:style-name="P10"><text:span text:style-name="T14">Pagina 94 “</text:span>Já na década de 80, essas corporações, situadas local e nacionalmente funcionando intro-storialmente, estavam posicionadas globalmente embora, em muitos casos, configurassem megaconglomerados muito diversificados.”</text:p>
      <text:p text:style-name="P10"/>
      <text:p text:style-name="P11"><text:span text:style-name="T15">Pagina 94 “</text:span>No início da década de 90, começou a destacarse a transetorialidade e a multisseforialidade integrada nos planos nacional e transnacional,...”</text:p>
      <text:p text:style-name="P11"/>
      <text:p text:style-name="P12"><text:span text:style-name="T16">Pagina 95 “</text:span>Mas o sucesso de uma empresa será determinado não tanto pelo montante de gastos</text:p>
      <text:p text:style-name="P20">em P&amp;D, mas pela acumulação de conhecimento e capacidade tecnológica resultante do esforço de P&amp;D e de quanto este esforço é traduzido em conhecimento mensurável, materializado em patentes, registros ou protótipos.”</text:p>
      <text:p text:style-name="P20"/>
      <text:p text:style-name="P35"><text:span text:style-name="T17">Pagina 96 “</text:span>As novas tecnonomias e novas realidades societárias são construídas e centradas ao redor das ações de corporações estratégicas, apoiadas por seus governos, configurando</text:p>
      <text:p text:style-name="P20">a) focos indutores de conhecimento (cientifico e tecnológico) e focos geradores de tecnologias de ponta</text:p>
      <text:p text:style-name="P20">b) polos motores tecnoprodutivos avançados,</text:p>
      <text:p text:style-name="P20">c) plataformas terceirizantes de produção e comercialização,</text:p>
      <text:p text:style-name="P20">d) plataformas quarteirizantes de montagem e comercialização.”</text:p>
      <text:p text:style-name="P36"/>
      <text:p text:style-name="P37"><text:span text:style-name="T18">Pagina 97 “</text:span>As gnoseonomias e tecnonomias também atuam como półos (socioculturals) de gravitação do processo, com as suas contrapartidas reduzidas a copiar e ajustar mercados (culturais) consumidores complementares.”</text:p>
      <text:p text:style-name="P13"/>
      <text:p text:style-name="P14"><text:span text:style-name="T19">Pagina 98 “</text:span>As plataformas terceirizantes de produção e comercializeção são diversificadas e, em cadeia com as anteriores, permitem uma composição global de produtos e exportação, reforçando enmeshed economies (economias entrecruzadas).”</text:p>
      <text:p text:style-name="P15"/>
      <text:p text:style-name="P16"><text:soft-page-break/><text:span text:style-name="T20">Pagina 98 “</text:span>As variações são: aquelas que desempenham esta função, mas buscam tenazmente se posicionar entre os polos tecnoprodutivos e obter alguma penetração entre os focos indutores (como a China), as que sabem seus limites, mas contam com a sua entrada no mundo dos pólos tecnoprodutivos (como Taiwan, Malásia, Cingapur<text:span text:style-name="T23">a</text:span> as que podem atingir una nova posição, mas não possuem um planejamento nesse sentido (como o Brasil as totalmente dependentes (como o México as limitadas (como a Polonia<text:span text:style-name="T20">)”</text:span></text:p>
      <text:p text:style-name="P16"/>
      <text:p text:style-name="P17"><text:span text:style-name="T21">Pagina 99 “</text:span>a China busca através das suas gigantescas corporações, a expansão nas platafor</text:p>
      <text:p text:style-name="P20">mas quarteirizantes.”</text:p>
      <text:p text:style-name="P20"/>
      <text:p text:style-name="P38"><text:span text:style-name="T22">Pagina 99 “</text:span>a China é um caso interessantissimo. Possui 9.6 milhões de km', 12 bilhão de habitantes e mais de USS 4 trilhões de Produto Interno Bruto, conforme os novos métodos de aferição adotados pelo FMI/Banco Mundial, os quais consideram a paridade pelo poder de compra.”</text:p>
      <text:p text:style-name="P44"/>
      <text:p text:style-name="P44"/>
      <text:p text:style-name="P39"><text:span text:style-name="T24">Pagina 102 “</text:span>multinacionais dos Estados Unidos e 10% das empregadoras, com aplicações que total am USS 94 bilhões, significando a maior parte dos US$ 731 bilhões dos investimentos <text:s/>externos registrados no pais Um exemplo desta conexão chinesa nos Estados Unidos é a Sunbase Asia Inc.,...”</text:p>
      <text:p text:style-name="P18"/>
      <text:p text:style-name="P19"><text:span text:style-name="T25">Pagina 102 “</text:span>A Sunbase é uma das muitas empresas vinculadas na surdina à China, lista que inclui desde gigantescos monopólios estatais administrados pelo governo de Beijing até tradings dos go</text:p>
      <text:p text:style-name="P20">vernos provinciais, assim como novas empresas de prefeituras municipais a empreendimentos privados.”</text:p>
      <text:p text:style-name="P20"/>
      <text:p text:style-name="P40"><text:span text:style-name="T26">Pagina 103 “</text:span>China e Taiwan desenvolvem alianças financeiras e de produção e comércio, embora o governo de Taipé continue a rejeitar a reivindicação de soberania de Beijing sobre</text:p>
      <text:p text:style-name="P20">a ilha e controle os investimentos no continente,...”</text:p>
      <text:p text:style-name="P20"/>
      <text:p text:style-name="P41"><text:span text:style-name="T27">Pagina 104 “</text:span>no Brasil, 45.6% das cadeias produtivas são de corporações estratégicas o capital nacional fica com 35% e o Estado, com 18,7% Nesse contexto, é interessante lembrar que a Volkswapen pretendia transformar o país numa base de produção exportadora, onde concentraria 20% da sua “produção mundial”. ...”</text:p>
      <text:p text:style-name="P42"/>
      <text:p text:style-name="P43"><text:span text:style-name="T28">Pagina 105 “</text:span>Estruturam-se, assim, as geonomías dos tecnobergs que impelem uma onda intensa de reconcentração oligopólica transnacional e de concentração oligopsónica globalizada".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6T15:35:41.947000000</meta:creation-date>
    <meta:generator>Trio_Office/6.2.8.2$Windows_x86 LibreOffice_project/</meta:generator>
    <dc:date>2023-04-16T17:39:40.954000000</dc:date>
    <meta:editing-duration>PT1H42M52S</meta:editing-duration>
    <meta:editing-cycles>42</meta:editing-cycles>
    <meta:document-statistic meta:table-count="0" meta:image-count="0" meta:object-count="0" meta:page-count="3" meta:paragraph-count="41" meta:word-count="1194" meta:character-count="8461" meta:non-whitespace-character-count="7303"/>
  </office:meta>
</office:document-meta>
</file>